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2" style:parent-style-name="Index1" style:family="paragraph">
      <style:text-properties fo:font-weight="bold" style:font-weight-asian="bold" fo:font-size="14pt" style:font-size-asian="14pt" style:font-size-complex="14pt"/>
    </style:style>
    <style:style style:name="P3" style:parent-style-name="Index1" style:family="paragraph">
      <style:text-properties fo:font-weight="bold" style:font-weight-asian="bold" fo:font-size="14pt" style:font-size-asian="14pt" style:font-size-complex="14pt"/>
    </style:style>
    <style:style style:name="P4" style:parent-style-name="Index1" style:family="paragraph">
      <style:text-properties fo:font-weight="bold" style:font-weight-asian="bold" fo:font-size="14pt" style:font-size-asian="14pt" style:font-size-complex="14pt"/>
    </style:style>
    <style:style style:name="P5" style:parent-style-name="Index1" style:family="paragraph">
      <style:text-properties fo:font-weight="bold" style:font-weight-asian="bold" fo:font-size="14pt" style:font-size-asian="14pt" style:font-size-complex="14pt"/>
    </style:style>
    <style:style style:name="P6" style:parent-style-name="Index1" style:family="paragraph">
      <style:text-properties fo:font-weight="bold" style:font-weight-asian="bold" fo:font-size="14pt" style:font-size-asian="14pt" style:font-size-complex="14pt"/>
    </style:style>
    <style:style style:name="P7" style:parent-style-name="Index1" style:family="paragraph">
      <style:text-properties fo:font-weight="bold" style:font-weight-asian="bold" fo:font-size="14pt" style:font-size-asian="14pt" style:font-size-complex="14pt"/>
    </style:style>
    <style:style style:name="P8" style:parent-style-name="Index1" style:family="paragraph">
      <style:text-properties fo:font-weight="bold" style:font-weight-asian="bold" fo:font-size="14pt" style:font-size-asian="14pt" style:font-size-complex="14pt"/>
    </style:style>
    <style:style style:name="P9" style:parent-style-name="Index1" style:family="paragraph">
      <style:text-properties fo:font-weight="bold" style:font-weight-asian="bold" fo:font-size="14pt" style:font-size-asian="14pt" style:font-size-complex="14pt"/>
    </style:style>
    <style:style style:name="P10" style:parent-style-name="Index1" style:family="paragraph">
      <style:text-properties fo:font-weight="bold" style:font-weight-asian="bold" fo:font-size="14pt" style:font-size-asian="14pt" style:font-size-complex="14pt"/>
    </style:style>
    <style:style style:name="P11" style:parent-style-name="Index1" style:family="paragraph">
      <style:text-properties fo:font-weight="bold" style:font-weight-asian="bold" fo:font-size="14pt" style:font-size-asian="14pt" style:font-size-complex="14pt"/>
    </style:style>
    <style:style style:name="P12" style:parent-style-name="Index1" style:family="paragraph">
      <style:text-properties fo:font-weight="bold" style:font-weight-asian="bold" fo:font-size="14pt" style:font-size-asian="14pt" style:font-size-complex="14pt"/>
    </style:style>
    <style:style style:name="P13" style:parent-style-name="Index1" style:family="paragraph">
      <style:text-properties fo:font-weight="bold" style:font-weight-asian="bold" fo:font-size="14pt" style:font-size-asian="14pt" style:font-size-complex="14pt"/>
    </style:style>
    <style:style style:name="P14" style:parent-style-name="Index1" style:family="paragraph">
      <style:text-properties fo:font-weight="bold" style:font-weight-asian="bold" fo:font-size="14pt" style:font-size-asian="14pt" style:font-size-complex="14pt"/>
    </style:style>
    <style:style style:name="P15" style:parent-style-name="Index1" style:family="paragraph">
      <style:text-properties fo:font-weight="bold" style:font-weight-asian="bold" fo:font-size="14pt" style:font-size-asian="14pt" style:font-size-complex="14pt"/>
    </style:style>
    <style:style style:name="P16" style:parent-style-name="Index1" style:family="paragraph">
      <style:text-properties fo:font-weight="bold" style:font-weight-asian="bold" fo:font-size="14pt" style:font-size-asian="14pt" style:font-size-complex="14pt"/>
    </style:style>
    <style:style style:name="P17" style:parent-style-name="Index1" style:family="paragraph">
      <style:text-properties fo:font-weight="bold" style:font-weight-asian="bold" fo:font-size="14pt" style:font-size-asian="14pt" style:font-size-complex="14pt"/>
    </style:style>
    <style:style style:name="P18" style:parent-style-name="Index1" style:family="paragraph">
      <style:text-properties fo:font-weight="bold" style:font-weight-asian="bold" fo:font-size="14pt" style:font-size-asian="14pt" style:font-size-complex="14pt"/>
    </style:style>
    <style:style style:name="P19" style:parent-style-name="Index1" style:family="paragraph">
      <style:text-properties fo:font-weight="bold" style:font-weight-asian="bold" fo:font-size="14pt" style:font-size-asian="14pt" style:font-size-complex="14pt"/>
    </style:style>
    <style:style style:name="P20" style:parent-style-name="Index1" style:family="paragraph">
      <style:text-properties fo:font-weight="bold" style:font-weight-asian="bold" fo:font-size="14pt" style:font-size-asian="14pt" style:font-size-complex="14pt"/>
    </style:style>
    <style:style style:name="P21" style:parent-style-name="Index1" style:family="paragraph">
      <style:text-properties fo:font-weight="bold" style:font-weight-asian="bold" fo:font-size="14pt" style:font-size-asian="14pt" style:font-size-complex="14pt"/>
    </style:style>
    <style:style style:name="P22" style:parent-style-name="Index1" style:family="paragraph">
      <style:text-properties fo:font-weight="bold" style:font-weight-asian="bold" fo:font-size="14pt" style:font-size-asian="14pt" style:font-size-complex="14pt"/>
    </style:style>
    <style:style style:name="P23" style:parent-style-name="Index1" style:family="paragraph">
      <style:text-properties fo:font-weight="bold" style:font-weight-asian="bold" fo:font-size="14pt" style:font-size-asian="14pt" style:font-size-complex="14pt"/>
    </style:style>
    <style:style style:name="P24" style:parent-style-name="Index1" style:family="paragraph">
      <style:text-properties fo:font-weight="bold" style:font-weight-asian="bold" fo:font-size="14pt" style:font-size-asian="14pt" style:font-size-complex="14pt"/>
    </style:style>
    <style:style style:name="P25" style:parent-style-name="Index1" style:family="paragraph">
      <style:text-properties fo:font-weight="bold" style:font-weight-asian="bold" fo:font-size="14pt" style:font-size-asian="14pt" style:font-size-complex="14pt"/>
    </style:style>
    <style:style style:name="P26" style:parent-style-name="Index1" style:family="paragraph">
      <style:text-properties fo:font-weight="bold" style:font-weight-asian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h text:style-name="P1" text:outline-level="1"/>
      <text:h text:style-name="Heading1" text:outline-level="1">Index</text:h>
      <text:alphabetical-index text:name="_IDX0">
        <text:alphabetical-index-source>
          <text:index-title-template/>
          <text:alphabetical-index-entry-template text:outline-level="1" text:style-name="Index1">
            <text:index-entry-text/>
            <text:index-entry-span>, </text:index-entry-span>
            <text:index-entry-page-number/>
          </text:alphabetical-index-entry-template>
          <text:alphabetical-index-entry-template text:outline-level="2" text:style-name="Index2">
            <text:index-entry-text/>
            <text:index-entry-span>, </text:index-entry-span>
            <text:index-entry-page-number/>
          </text:alphabetical-index-entry-template>
          <text:alphabetical-index-entry-template text:outline-level="3" text:style-name="Index3">
            <text:index-entry-text/>
            <text:index-entry-span>, </text:index-entry-span>
            <text:index-entry-page-number/>
          </text:alphabetical-index-entry-template>
        </text:alphabetical-index-source>
        <text:index-body>
          <text:p text:style-name="Index1">$ASSIGN, 5- 4</text:p>
          <text:p text:style-name="Index1">$FCREATE.VR, 5- 5</text:p>
          <text:p text:style-name="Index1">$FOPEN.VR, 5- 5</text:p>
          <text:p text:style-name="Index1">$LOGTO, 5- 7</text:p>
          <text:p text:style-name="Index1">?TERMINAL and events, 10- 3</text:p>
          <text:p text:style-name="Index1">[FORGET], 4- 5</text:p>
          <text:p text:style-name="P2">A</text:p>
          <text:p text:style-name="Index1">A!, 9- 2</text:p>
          <text:p text:style-name="Index1">Addressing, 9- 1</text:p>
          <text:p text:style-name="Index1">Algebraic<text:s/>expressions, 2- 6</text:p>
          <text:p text:style-name="Index1">ANEW, 4- 5</text:p>
          <text:p text:style-name="Index1">ANEW, tutorial, 3- 2</text:p>
          <text:p text:style-name="Index1">Append string, $APPEND, GL- 3</text:p>
          <text:p text:style-name="Index1">Application, standalone, 4- 6</text:p>
          <text:p text:style-name="Index1">Arithmetic, 2- 4</text:p>
          <text:p text:style-name="Index1">Array of strings, GL- 3</text:p>
          <text:p text:style-name="Index1">ASCII characters, 2- 7</text:p>
          <text:p text:style-name="Index1">ASSIGN, 5- 5</text:p>
          <text:p text:style-name="Index1">Assigns, setup, 1- 3</text:p>
          <text:p text:style-name="P3">B</text:p>
          <text:p text:style-name="Index1">BASE, numeric, 3- 10</text:p>
          <text:p text:style-name="Index1">BEGIN UNTIL, 3- 7</text:p>
          <text:p text:style-name="Index1">Binary files, 8-<text:s/>2</text:p>
          <text:p text:style-name="Index1">Boolean operators, 3- 5</text:p>
          <text:p text:style-name="Index1">BREAKAT, 6- 5</text:p>
          <text:p text:style-name="P4">C</text:p>
          <text:p text:style-name="Index1">Cache in D7, 9- 1</text:p>
          <text:p text:style-name="Index1">CASE, 3- 7</text:p>
          <text:p text:style-name="Index1">CD, 5- 5</text:p>
          <text:p text:style-name="Index1">CFA, ', GL- 3</text:p>
          <text:p text:style-name="Index1">Character tests, GL- 22</text:p>
          <text:p text:style-name="Index1">CODE-SIZE, 1- 6</text:p>
          <text:p text:style-name="Index1">Color, index, 11- 1</text:p>
          <text:p text:style-name="Index1">Command Line History, 4- 2</text:p>
          <text:p text:style-name="Index1">Compare numbers, 3- 5</text:p>
          <text:p text:style-name="Index1">Compiling a program, 3- 2</text:p>
          <text:p text:style-name="Index1">Conditional compilation, .IF, GL- 4</text:p>
          <text:p text:style-name="Index1">Conditionals, 3- 6</text:p>
          <text:p text:style-name="Index1">Convert numbers, , GL-</text:p>
          <text:p text:style-name="Index1">Copyright, Turnkey, 4- 6</text:p>
          <text:p text:style-name="Index1">Cursor, GOTOXY, GL- 19</text:p>
          <text:p text:style-name="P5">D</text:p>
          <text:p text:style-name="Index1">Debugger, 6- 1</text:p>
          <text:p text:style-name="Index1">Decimal point, DPL, GL- 15</text:p>
          <text:p text:style-name="Index1">DEFER, 4- 3</text:p>
          <text:p text:style-name="Index1">DIALOG.GET.FILE, 5- 6</text:p>
          <text:p text:style-name="Index1">DIALOG.PUT.FILE, 5- 7</text:p>
          <text:p text:style-name="Index1">Dictionary expansion, 1- 6</text:p>
          <text:p text:style-name="Index1">Directory, CD, 5- 5</text:p>
          <text:soft-page-break/>
          <text:p text:style-name="Index1">Division, floored, FL/, GL- 18</text:p>
          <text:p text:style-name="Index1">DO LOOP, 3- 7</text:p>
          <text:p text:style-name="Index1">Double precision, GL- 13</text:p>
          <text:p text:style-name="Index1">Draw line, 11-.i. 1</text:p>
          <text:p text:style-name="P6">E</text:p>
          <text:p text:style-name="Index1">Edit command line, 4- 2</text:p>
          <text:p text:style-name="Index1">Edit text, 1- 5</text:p>
          <text:p text:style-name="Index1">Editing text file, 3- 1</text:p>
          <text:p text:style-name="Index1">Error report, Mac, 5- 6</text:p>
          <text:p text:style-name="Index1">EV.MENU.FUNC!, 10- 4</text:p>
          <text:p text:style-name="Index1">EV.xxx, definitions, 11- 5</text:p>
          <text:p text:style-name="Index1">Event handling, 10- 3</text:p>
          <text:p text:style-name="Index1">Event input, 11- 5</text:p>
          <text:p text:style-name="Index1">Expand dictionary, 1- 6</text:p>
          <text:p text:style-name="Index1">EXPAND.FILENAME, 5- 5</text:p>
          <text:p text:style-name="P7">F</text:p>
          <text:p text:style-name="Index1">FDELETE, 5- 6</text:p>
          <text:p text:style-name="Index1">FERROR, 5- 5</text:p>
          <text:p text:style-name="Index1">FEXPECT, 5- 5</text:p>
          <text:p text:style-name="Index1">FFLUSH, 5- 5</text:p>
          <text:p text:style-name="Index1">File creation, 8- 1</text:p>
          <text:p text:style-name="Index1">File Input/Output, 5- 1</text:p>
          <text:p text:style-name="Index1">File transfer, 5- 7</text:p>
          <text:p text:style-name="Index1">File type, SFGETFILE, 5- 6</text:p>
          <text:p text:style-name="Index1">FILE_CREATOR, 5- 6</text:p>
          <text:p text:style-name="Index1">FILE_TYPE, 5- 6</text:p>
          <text:p text:style-name="Index1">FILEWORD, 8- 4</text:p>
          <text:p text:style-name="Index1">Flag field bits, 9- 6</text:p>
          <text:p text:style-name="Index1">Floating Point, 7- 1</text:p>
          <text:p text:style-name="Index1">FLUSHVOL, 5- 6</text:p>
          <text:p text:style-name="Index1">Font, 11- 5</text:p>
          <text:p text:style-name="Index1">FOPEN, 5- 4</text:p>
          <text:p text:style-name="Index1">FOPEN.ASK.PUT, 5- 6</text:p>
          <text:p text:style-name="Index1">FORGET, misc, 4- 4</text:p>
          <text:p text:style-name="Index1">FORGET, tutorial, 3- 2</text:p>
          <text:p text:style-name="Index1">Formatted print, .R, GL- 5</text:p>
          <text:p text:style-name="Index1">FREWIND, 5- 6</text:p>
          <text:p text:style-name="P8">G</text:p>
          <text:p text:style-name="Index1">GR.xxx, definitions, 11- 3</text:p>
          <text:p text:style-name="Index1">Graphics, toolkit, 11- 1</text:p>
          <text:p text:style-name="P9">H</text:p>
          <text:p text:style-name="Index1">Header structure, 9- 5</text:p>
          <text:p text:style-name="Index1">Headers, 9- 1</text:p>
          <text:p text:style-name="Index1">HERE, 9- 3</text:p>
          <text:p text:style-name="Index1">Hex number entry, $, GL- 2</text:p>
          <text:p text:style-name="Index1">History, 4- 2</text:p>
          <text:p text:style-name="Index1">Host independance, 10- 1</text:p>
          <text:p text:style-name="P10">I</text:p>
          <text:p text:style-name="Index1">IF, tutorial, 3- 6</text:p>
          <text:p text:style-name="Index1">IF.FORGOTTEN and DEFER, 4- 4</text:p>
          <text:p text:style-name="Index1">Include from Editor, 1- 5</text:p>
          <text:p text:style-name="Index1">INCLUDE, tutorial, 3- 2</text:p>
          <text:p text:style-name="Index1">INCLUDE?, 4- 5</text:p>
          <text:p text:style-name="Index1">INCLUDE?, tutorial, 3- 2</text:p>
          <text:p text:style-name="Index1">Index of DO LOOP, 3- 8</text:p>
          <text:soft-page-break/>
          <text:p text:style-name="Index1">Install HMSL, 1- 1</text:p>
          <text:p text:style-name="P11">J</text:p>
          <text:p text:style-name="P12">K</text:p>
          <text:p text:style-name="P13">L</text:p>
          <text:p text:style-name="Index1">Link field, 9- 5</text:p>
          <text:p text:style-name="Index1">LINK.WINDOW&lt;-&gt;TRACKER, 10- 4</text:p>
          <text:p text:style-name="Index1">Local variables, 4- 1</text:p>
          <text:p text:style-name="Index1">Logical operators, 3- 5</text:p>
          <text:p text:style-name="Index1">LOGTO, 5- 7</text:p>
          <text:p text:style-name="Index1">Loop, DO, GL- 14</text:p>
          <text:p text:style-name="Index1">Loops, tutorial, 3- 7</text:p>
          <text:p text:style-name="P14">M</text:p>
          <text:p text:style-name="Index1">MAXimum, 2- 5</text:p>
          <text:p text:style-name="Index1">Memory Map, 9- 3</text:p>
          <text:p text:style-name="Index1">Menu handlers, 10- 4</text:p>
          <text:p text:style-name="Index1">MIDI Manager Install, 1- 2</text:p>
          <text:p text:style-name="Index1">MIDI Manager, 8- 1</text:p>
          <text:p text:style-name="Index1">MIDI, Custom Driver ,6- 1</text:p>
          <text:p text:style-name="Index1">Mouse input, 11- 5</text:p>
          <text:p text:style-name="P15">N</text:p>
          <text:p text:style-name="Index1">NFA, &gt;NAME, GL- 6</text:p>
          <text:p text:style-name="Index1">Number print . GL- 4</text:p>
          <text:p text:style-name="Index1">Numeric conversion, GL- 2</text:p>
          <text:p text:style-name="P16">O</text:p>
          <text:p text:style-name="Index1">OSTYPE, 10- 2</text:p>
          <text:p text:style-name="Index1">Overflow, */, 2- 6</text:p>
          <text:p text:style-name="P17">P</text:p>
          <text:p text:style-name="Index1">PAGE, CLS, GL- 11</text:p>
          <text:p text:style-name="Index1">Pass parameters, 10- 2</text:p>
          <text:p text:style-name="Index1">PICK, tutorial, 2- 3</text:p>
          <text:p text:style-name="Index1">Print string, .", GL- 4</text:p>
          <text:p text:style-name="Index1">Printer port, 8- 2</text:p>
          <text:p text:style-name="P18">Q</text:p>
          <text:p text:style-name="P19">R</text:p>
          <text:p text:style-name="Index1">Random, CHOOSE, GL- 10</text:p>
          <text:p text:style-name="Index1">Random, example, 11- 1</text:p>
          <text:p text:style-name="Index1">Records, 10- 2</text:p>
          <text:p text:style-name="Index1">Remainder, /MOD, 2- 5</text:p>
          <text:p text:style-name="Index1">REPORT.MAC.ERROR, 5- 6</text:p>
          <text:p text:style-name="Index1">Reverse Polish Notation, 2- 4</text:p>
          <text:p text:style-name="Index1">RPN, 2- 4</text:p>
          <text:p text:style-name="P20">S</text:p>
          <text:p text:style-name="Index1">Search dictionary, FIND, GL- 18</text:p>
          <text:p text:style-name="Index1">SFGETFILE, 5- 6</text:p>
          <text:p text:style-name="Index1">SFPUTFILE, 5- 6</text:p>
          <text:p text:style-name="Index1">SHIFT, 2- 6</text:p>
          <text:p text:style-name="Index1">SMPTE, 8- 3</text:p>
          <text:p text:style-name="Index1">Sort, -2SORT, 3- 8</text:p>
          <text:p text:style-name="Index1">Stack diagram, 2- 2</text:p>
          <text:p text:style-name="Index1">Stack, tutorial, 2- 1</text:p>
          <text:p text:style-name="Index1">String comparison, $=, GL- 2</text:p>
          <text:p text:style-name="Index1">String table, $ROM, GL- 3</text:p>
          <text:p text:style-name="Index1">String table, TEXTROM, GL- 31</text:p>
          <text:p text:style-name="Index1">Strings, ", GL- 2</text:p>
          <text:p text:style-name="Index1">Strings, 3- 9</text:p>
          <text:p text:style-name="Index1">STRUCT,<text:s/>10- 2</text:p>
          <text:p text:style-name="Index1">Structure access, 10- 2</text:p>
          <text:p text:style-name="Index1">Structure, passing, 11- 2</text:p>
          <text:p text:style-name="Index1">Subroutine threaded, 9- 1</text:p>
          <text:p text:style-name="Index1">Switch, CASE, GL- 10</text:p>
          <text:p text:style-name="P21">T</text:p>
          <text:p text:style-name="Index1">Text Editor, 1- 5</text:p>
          <text:p text:style-name="Index1">Text I/O, 3- 9</text:p>
          <text:p text:style-name="Index1">Text justification, 11- 4</text:p>
          <text:p text:style-name="Index1">Toolbox calls, 10- 1</text:p>
          <text:p text:style-name="Index1">Toolbox example, 10- 4</text:p>
          <text:p text:style-name="Index1">Traps, calling, 10- 1</text:p>
          <text:p text:style-name="Index1">Turnkey and<text:s/>Debug, 6- 5</text:p>
          <text:p text:style-name="Index1">Turnkey and Menus, 10- 5</text:p>
          <text:p text:style-name="Index1">TURNKEY, 4- 6</text:p>
          <text:p text:style-name="Index1">Turnkey, headers, 9- 1</text:p>
          <text:p text:style-name="P22">U</text:p>
          <text:p text:style-name="P23">V</text:p>
          <text:p text:style-name="Index1">Variables, 3- 3</text:p>
          <text:p text:style-name="Index1">Vectored execution, 4- 3</text:p>
          <text:p text:style-name="Index1">Volume names, ASSIGN, 5- 5</text:p>
          <text:p text:style-name="P24">W</text:p>
          <text:p text:style-name="Index1">WHICH-PART 10- 4</text:p>
          <text:p text:style-name="Index1">Window opening, 10- 4</text:p>
          <text:p text:style-name="Index1">Window, open, 11- 2</text:p>
          <text:p text:style-name="Index1">WindowTemplate, 11- 2</text:p>
          <text:p text:style-name="P25">X</text:p>
          <text:p text:style-name="Index1">XOR mode graphics, 11- 5</text:p>
          <text:p text:style-name="P26">Y</text:p>
          <text:p text:style-name="Index1"><text:span text:style-name="T27">Z</text:span></text:p>
        </text:index-body>
      </text:alphabetical-index>
      <text:p text:style-name="Index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tx" style:next-style-name="Normal">
      <style:paragraph-properties fo:margin-top="0in" fo:margin-bottom="0in" fo:margin-left="0in">
        <style:tab-stops/>
      </style:paragraph-properties>
      <style:text-properties style:font-name="New York" style:font-name-complex="New York"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forth0" style:display-name="forth" style:family="paragraph" style:parent-style-name="tx"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tab/>Index<text:tab/>I-<text:page-number style:num-format="1">1</text:page-number></text:p>
      </style:footer>
      <style:footer-left>
        <text:p text:style-name="Footer">I-<text:page-number style:num-format="1">1</text:page-number><text:tab/>Index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31:00Z</meta:creation-date>
    <dc:date>2013-07-07T01:31:00Z</dc:date>
    <meta:template xlink:href="Normal.dotm" xlink:type="simple"/>
    <meta:editing-cycles>2</meta:editing-cycles>
    <meta:editing-duration>PT0S</meta:editing-duration>
    <meta:document-statistic meta:page-count="2" meta:paragraph-count="6" meta:word-count="509" meta:character-count="3405" meta:row-count="24" meta:non-whitespace-character-count="2902"/>
  </office:meta>
</office:document-meta>
</file>